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style-name="ce9" office:value-type="string">
            <text:p>ETA 03/01</text:p>
          </table:table-cell>
          <table:table-cell table:style-name="ce9" office:value-type="string">
            <text:p>ETA 14/01</text:p>
          </table:table-cell>
          <table:table-cell table:style-name="ce9" office:value-type="string">
            <text:p>ETA 21/01</text:p>
          </table:table-cell>
          <table:table-cell table:number-columns-repeated="1016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6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4"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5" office:value-type="float" office:value="4">
            <text:p>4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6" office:value-type="float" office:value="8">
            <text:p>8</text:p>
          </table:table-cell>
          <table:table-cell table:number-columns-repeated="1016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6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5"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4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4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16">
            <text:p>1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formula="of:=SUM([.E3:.E35])" office:value-type="float" office:value="212">
            <text:p>212</text:p>
          </table:table-cell>
          <table:table-cell table:formula="of:=SUM([.F3:.F35])" office:value-type="float" office:value="184">
            <text:p>184</text:p>
          </table:table-cell>
          <table:table-cell table:formula="of:=SUM([.G3:.G35])" office:value-type="float" office:value="130">
            <text:p>130</text:p>
          </table:table-cell>
          <table:table-cell table:formula="of:=SUM([.H3:.H35])" office:value-type="float" office:value="90">
            <text:p>90</text:p>
          </table:table-cell>
          <table:table-cell table:number-columns-repeated="1016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formula="of:=8*[.E39]" office:value-type="float" office:value="472">
            <text:p>472</text:p>
          </table:table-cell>
          <table:table-cell table:formula="of:=8*[.F39]" office:value-type="float" office:value="344">
            <text:p>344</text:p>
          </table:table-cell>
          <table:table-cell table:formula="of:=8*[.G39]" office:value-type="float" office:value="272">
            <text:p>272</text:p>
          </table:table-cell>
          <table:table-cell table:formula="of:=8*[.H39]" office:value-type="float" office:value="216">
            <text:p>21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[.C40]/[.C38]" office:value-type="float" office:value="1.36054421768707">
            <text:p>1,3605442177</text:p>
          </table:table-cell>
          <table:table-cell table:formula="of:=[.D40]/[.D38]" office:value-type="float" office:value="2">
            <text:p>2</text:p>
          </table:table-cell>
          <table:table-cell table:formula="of:=[.E40]/[.E38]" office:value-type="float" office:value="2.22641509433962">
            <text:p>2,2264150943</text:p>
          </table:table-cell>
          <table:table-cell table:formula="of:=[.F40]/[.F38]" office:value-type="float" office:value="1.8695652173913">
            <text:p>1,8695652174</text:p>
          </table:table-cell>
          <table:table-cell table:formula="of:=[.G40]/[.G38]" office:value-type="float" office:value="2.09230769230769">
            <text:p>2,0923076923</text:p>
          </table:table-cell>
          <table:table-cell table:formula="of:=[.H40]/[.H38]" office:value-type="float" office:value="2.4">
            <text:p>2,4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1/01/2018</text:date>, <text:time>19:2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1-21T19:28:43</dc:date>
    <dc:creator>Juste Raimbault</dc:creator>
    <meta:editing-duration>P5DT17H54M40S</meta:editing-duration>
    <meta:editing-cycles>20</meta:editing-cycles>
    <meta:generator>OpenOffice/4.1.3$Unix OpenOffice.org_project/413m1$Build-9783</meta:generator>
    <meta:document-statistic meta:table-count="5" meta:cell-count="301" meta:object-count="0"/>
  </office:meta>
</office:document-meta>
</file>